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text-properties officeooo:rsid="001d7de1" officeooo:paragraph-rsid="001d7de1"/>
    </style:style>
    <style:style style:name="P3" style:family="paragraph" style:parent-style-name="Heading_20_2">
      <style:paragraph-properties fo:text-align="center" style:justify-single-word="false"/>
    </style:style>
    <style:style style:name="P4" style:family="paragraph" style:parent-style-name="Heading_20_2">
      <style:paragraph-properties fo:text-align="center" style:justify-single-word="false"/>
      <style:text-properties officeooo:paragraph-rsid="001d7de1"/>
    </style:style>
    <style:style style:name="P5" style:family="paragraph" style:parent-style-name="Text_20_body">
      <style:paragraph-properties fo:text-align="center" style:justify-single-word="false"/>
      <style:text-properties officeooo:rsid="001e6bca" officeooo:paragraph-rsid="001e6bca"/>
    </style:style>
    <style:style style:name="P6" style:family="paragraph" style:parent-style-name="Text_20_body">
      <style:paragraph-properties fo:text-align="center" style:justify-single-word="false"/>
      <style:text-properties officeooo:rsid="001f909a" officeooo:paragraph-rsid="001f909a"/>
    </style:style>
    <style:style style:name="P7" style:family="paragraph" style:parent-style-name="Text_20_body">
      <style:paragraph-properties fo:text-align="center" style:justify-single-word="false"/>
      <style:text-properties officeooo:rsid="001fc841" officeooo:paragraph-rsid="001fc841"/>
    </style:style>
    <style:style style:name="P8" style:family="paragraph" style:parent-style-name="Text_20_body">
      <style:paragraph-properties fo:text-align="center" style:justify-single-word="false"/>
      <style:text-properties officeooo:rsid="0022bdf8" officeooo:paragraph-rsid="0022bdf8"/>
    </style:style>
    <style:style style:name="P9" style:family="paragraph" style:parent-style-name="Text_20_body">
      <style:paragraph-properties fo:text-align="center" style:justify-single-word="false"/>
      <style:text-properties officeooo:rsid="002609c4" officeooo:paragraph-rsid="002609c4"/>
    </style:style>
    <style:style style:name="P10" style:family="paragraph" style:parent-style-name="Text_20_body">
      <style:paragraph-properties fo:text-align="center" style:justify-single-word="false"/>
      <style:text-properties officeooo:rsid="0022fa33" officeooo:paragraph-rsid="0022fa33"/>
    </style:style>
    <style:style style:name="P11" style:family="paragraph" style:parent-style-name="Text_20_body">
      <style:paragraph-properties fo:text-align="center" style:justify-single-word="false"/>
      <style:text-properties officeooo:rsid="00249d98" officeooo:paragraph-rsid="00249d98"/>
    </style:style>
    <style:style style:name="P12" style:family="paragraph" style:parent-style-name="Text_20_body">
      <style:paragraph-properties fo:text-align="center" style:justify-single-word="false"/>
      <style:text-properties officeooo:rsid="0026a36c" officeooo:paragraph-rsid="0026a36c"/>
    </style:style>
    <style:style style:name="P13" style:family="paragraph" style:parent-style-name="Text_20_body">
      <style:paragraph-properties fo:text-align="center" style:justify-single-word="false"/>
      <style:text-properties officeooo:rsid="001fc841" officeooo:paragraph-rsid="0026a36c"/>
    </style:style>
    <style:style style:name="P14" style:family="paragraph" style:parent-style-name="Text_20_body">
      <style:paragraph-properties fo:text-align="center" style:justify-single-word="false"/>
      <style:text-properties officeooo:rsid="0026d830" officeooo:paragraph-rsid="0026d830"/>
    </style:style>
    <style:style style:name="P15" style:family="paragraph" style:parent-style-name="Text_20_body">
      <style:paragraph-properties fo:text-align="center" style:justify-single-word="false"/>
      <style:text-properties officeooo:rsid="0028c451" officeooo:paragraph-rsid="0028c451"/>
    </style:style>
    <style:style style:name="T1" style:family="text">
      <style:text-properties officeooo:rsid="001fc841"/>
    </style:style>
    <style:style style:name="T2" style:family="text">
      <style:text-properties officeooo:rsid="001e6bca"/>
    </style:style>
    <style:style style:name="T3" style:family="text">
      <style:text-properties officeooo:rsid="0022fa33"/>
    </style:style>
    <style:style style:name="T4" style:family="text">
      <style:text-properties officeooo:rsid="002609c4"/>
    </style:style>
    <style:style style:name="T5" style:family="text">
      <style:text-properties officeooo:rsid="0026a3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PORT <text:span text:style-name="T1">1</text:span></text:h>
      <text:p text:style-name="P2">A write up describing what I created and what each page does for the user</text:p>
      <text:h text:style-name="P3" text:outline-level="2">Nav bar</text:h>
      <text:p text:style-name="P2">The nav bar is frequently accessed to redirect the users to different pages</text:p>
      <text:h text:style-name="P4" text:outline-level="2">Index page</text:h>
      <text:p text:style-name="P2">Currently an empty page I don’t plan on adding nothing to this page as of now as it doesn’t really matter until version 3 when I start implementing design features</text:p>
      <text:h text:style-name="P3" text:outline-level="2">login page</text:h>
      <text:p text:style-name="P2">Accesses the database to allow a registered user to login</text:p>
      <text:h text:style-name="P3" text:outline-level="2">register page</text:h>
      <text:p text:style-name="P2">The register page allows users to make <text:s/>new account and add it to the database <text:span text:style-name="T2">contains a password strength checker to ensure users enter a strong unique password</text:span></text:p>
      <text:h text:style-name="P3" text:outline-level="2">Logout page</text:h>
      <text:p text:style-name="P2">Logout itself is a page that the user doesn’t really see it is only accessed to redirect the user and to terminate the current session of the user and log them out </text:p>
      <text:h text:style-name="P3" text:outline-level="2">css styling</text:h>
      <text:p text:style-name="P2">The styling currently only somewhat resembles what I designed prior I don’t plan on making adjustments to this until version 3 when I attempt to make it look like what I designed after implementing all the features I can as I am more focused on making a functioning design than a good looking design I have planned out a enough time for me to add in styling but if any major issues occur I will focus more on functions than design</text:p>
      <text:h text:style-name="P3" text:outline-level="2">common</text:h>
      <text:p text:style-name="P2">Putting all frequently called functions into one centralised area to be called at a later date </text:p>
      <text:p text:style-name="P5">currently contains all the functions for registering users ,logging users , the user password checking</text:p>
      <text:h text:style-name="P3" text:outline-level="2">dbconn</text:h>
      <text:p text:style-name="P5">Connects the system to the database I have saved an export of the current structure of the database called rolsa_tech.sql in the same folder as this report</text:p>
      <text:p text:style-name="P5"/>
      <text:h text:style-name="P3" text:outline-level="2"><text:soft-page-break/>database</text:h>
      <text:p text:style-name="P5">Currently only contains the users table the bare minimum for a login and register system</text:p>
      <text:p text:style-name="P5">I will be adding many more tables in version 2 and 3 for auditing and for other user groups</text:p>
      <text:h text:style-name="P3" text:outline-level="2">images</text:h>
      <text:p text:style-name="P6">The only image I plan to add is a logo I have put it inside the image folder but wont add it till version 3 when I do design and final touches</text:p>
      <text:h text:style-name="P1" text:outline-level="1">REPORT 2</text:h>
      <text:p text:style-name="P7">Report for version 2 of development</text:p>
      <text:h text:style-name="P3" text:outline-level="2">database</text:h>
      <text:p text:style-name="P7">During development I realised I had failed to realise the need to instruct builders on what type of installation during the design so I added a new field called installation type to installations <text:span text:style-name="T3">I also updated it to contain all the tables minus the ones required for auditing which I will add in version 3</text:span></text:p>
      <text:h text:style-name="P3" text:outline-level="2">register builder, consultant</text:h>
      <text:p text:style-name="P8">I added the ability to register consultants and builders it is not part of the main system and can only be accessed by launching the php itself this is intended to only be accessible by the admin but because of my lack of ability I don’t know how to lock it away from the main system I have done this as consultants and builder will be people hired by the company and adding them should have a more thorough process than just registering</text:p>
      <text:h text:style-name="P3" text:outline-level="2">book installations</text:h>
      <text:p text:style-name="P8">I have added the ability to book a<text:span text:style-name="T3">n</text:span> installation I have only added smart meters and solar panels as I do not know enough about the company to put all the installations they offer this would also need a payment processing function that would deal with the users financial records and bank details but because I have not learnt enough to build a secure banking system for the users I will leave it as a poorly constructed payment system would be more dangerous than no payment rosla will need to hire someone else to add the banking system</text:p>
      <text:h text:style-name="P3" text:outline-level="2">book consultations</text:h>
      <text:p text:style-name="P8">Added the ability to book consultations with consultants that have been registered with system</text:p>
      <text:p text:style-name="P8">I don’t know if ro<text:span text:style-name="T3">ls</text:span>a will charge for this consultations as well but if they do I didn’t add it for the prior reason <text:span text:style-name="T3">i</text:span> allowed the changing and cancelling of installations, consultations</text:p>
      <text:h text:style-name="P3" text:outline-level="2">login builder consultant</text:h>
      <text:p text:style-name="P9">Despite not having anything added yet I added the ability for the registered consultants and builders to login to the system more features for them will be added in version 3</text:p>
      <text:h text:style-name="P3" text:outline-level="2"><text:soft-page-break/>viewing installations, consultations</text:h>
      <text:p text:style-name="P10">I added the ability to view a users consultations and installations I will add the ability for builders and consultants to view theirs in version 3 as it is not a mandatory part of the system as it mostly <text:s/>meant to be a user booking system than a system for consultant and builders.</text:p>
      <text:h text:style-name="P3" text:outline-level="2">Carbon footprint calculator</text:h>
      <text:p text:style-name="P11">I intended to add a carbon footprint calculator during this phase but due to my lack of experience and knowledge in this area so I have decided against wasting development time attempting to creat<text:span text:style-name="T4">e</text:span> a footprint calculator that I know i<text:span text:style-name="T4">t</text:span>ll be redesigned because it wont match the companys standards.</text:p>
      <text:h text:style-name="P3" text:outline-level="2">Robustness</text:h>
      <text:p text:style-name="P9">As of now I havent implemented any robustness except for ensuring a user is logged in to access certain pages a strengh checker for user passwords when registering and hashing password with a inbuilt php hasher which isnt very secure a better option would have been 256sha but it isnt available in our programming enviroment <text:span text:style-name="T5">during v3 I intend to add try and excepts around anything that takes in a user input or when a function is called</text:span></text:p>
      <text:h text:style-name="P3" text:outline-level="2">improvements upon base design to note</text:h>
      <text:p text:style-name="P12">After looking at the design ive realised that my nav bar requires more login options than previously intended at this point in time I have an idea on fixing it to be 1 php page but as to not interfere with the current system operations I will be implementing this idea in version 4 as i may not finish production.</text:p>
      <text:h text:style-name="P3" text:outline-level="2">Things to add</text:h>
      <text:p text:style-name="P12">I intend to add an auditing log in version 3 and give builders and consultants their features I also intend to implement robustness and try to match the design I intended at the star and I also want to attempt adding the slogan I created in my design for the main page.</text:p>
      <text:h text:style-name="P1" text:outline-level="1">Report 3</text:h>
      <text:p text:style-name="P13">Report for version <text:span text:style-name="T5">3</text:span> of development</text:p>
      <text:h text:style-name="P3" text:outline-level="2">database</text:h>
      <text:p text:style-name="P14">I added the auti log tasbles for auditing user,consultant and builder actions I would also audit admins but because of lack of experience I don’t know how to implement that.</text:p>
      <text:p text:style-name="P14"/>
      <text:p text:style-name="P14"/>
      <text:p text:style-name="P14"/>
      <text:h text:style-name="P3" text:outline-level="2"><text:soft-page-break/>Design</text:h>
      <text:p text:style-name="P15">I am quite proud of my design I matched it nearly perfectly despite the seperators on the slogan</text:p>
      <text:p text:style-name="P15">I have forgotten to make a design for the input pages though which I now see may bring the system quality down given a second time I would design <text:s/>a better input page and look at more alternate system input pages as ive realised mine look quite lack lustre they may do the job but they look of poor qual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8T09:50:41.998474600</meta:creation-date>
    <dc:date>2025-11-21T14:22:59.351175600</dc:date>
    <meta:editing-duration>PT7H46M55S</meta:editing-duration>
    <meta:editing-cycles>6</meta:editing-cycles>
    <meta:generator>LibreOffice/25.8.2.2$Windows_X86_64 LibreOffice_project/d401f2107ccab8f924a8e2df40f573aab7605b6f</meta:generator>
    <meta:document-statistic meta:table-count="0" meta:image-count="0" meta:object-count="0" meta:page-count="4" meta:paragraph-count="54" meta:word-count="1111" meta:character-count="6120" meta:non-whitespace-character-count="5058"/>
  </office:meta>
</office:document-meta>
</file>